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12416888627547" calcext:value-type="float">
            <text:p>-0.1124168886</text:p>
          </table:table-cell>
          <table:table-cell office:value-type="float" office:value="-0.337472348948294" calcext:value-type="float">
            <text:p>-0.3374723489</text:p>
          </table:table-cell>
          <table:table-cell/>
          <table:table-cell table:formula="of:=[.A4]*1000" office:value-type="float" office:value="-112.416888627547" calcext:value-type="float">
            <text:p>-112.4168886275</text:p>
          </table:table-cell>
          <table:table-cell table:formula="of:=[.B4]*1000" office:value-type="float" office:value="-337.472348948294" calcext:value-type="float">
            <text:p>-337.4723489483</text:p>
          </table:table-cell>
          <table:table-cell/>
          <table:table-cell table:formula="of:=[.D4]-[.$D$46]" office:value-type="float" office:value="7.9156920339429" calcext:value-type="float">
            <text:p>7.9156920339</text:p>
          </table:table-cell>
          <table:table-cell table:formula="of:=[.E4]-[.$E$46]" office:value-type="float" office:value="3.68496088634521" calcext:value-type="float">
            <text:p>3.6849608863</text:p>
          </table:table-cell>
        </table:table-row>
        <table:table-row table:style-name="ro1">
          <table:table-cell office:value-type="float" office:value="-0.121967943457478" calcext:value-type="float">
            <text:p>-0.1219679435</text:p>
          </table:table-cell>
          <table:table-cell office:value-type="float" office:value="-0.338295470502158" calcext:value-type="float">
            <text:p>-0.3382954705</text:p>
          </table:table-cell>
          <table:table-cell/>
          <table:table-cell table:formula="of:=[.A5]*1000" office:value-type="float" office:value="-121.967943457478" calcext:value-type="float">
            <text:p>-121.9679434575</text:p>
          </table:table-cell>
          <table:table-cell table:formula="of:=[.B5]*1000" office:value-type="float" office:value="-338.295470502158" calcext:value-type="float">
            <text:p>-338.2954705022</text:p>
          </table:table-cell>
          <table:table-cell/>
          <table:table-cell table:formula="of:=[.D5]-[.$D$46]" office:value-type="float" office:value="-1.63536279598868" calcext:value-type="float">
            <text:p>-1.635362796</text:p>
          </table:table-cell>
          <table:table-cell table:formula="of:=[.E5]-[.$E$46]" office:value-type="float" office:value="2.86183933248094" calcext:value-type="float">
            <text:p>2.8618393325</text:p>
          </table:table-cell>
        </table:table-row>
        <table:table-row table:style-name="ro1">
          <table:table-cell office:value-type="float" office:value="-0.120344132275838" calcext:value-type="float">
            <text:p>-0.1203441323</text:p>
          </table:table-cell>
          <table:table-cell office:value-type="float" office:value="-0.339071955251885" calcext:value-type="float">
            <text:p>-0.3390719553</text:p>
          </table:table-cell>
          <table:table-cell/>
          <table:table-cell table:formula="of:=[.A6]*1000" office:value-type="float" office:value="-120.344132275838" calcext:value-type="float">
            <text:p>-120.3441322758</text:p>
          </table:table-cell>
          <table:table-cell table:formula="of:=[.B6]*1000" office:value-type="float" office:value="-339.071955251885" calcext:value-type="float">
            <text:p>-339.0719552519</text:p>
          </table:table-cell>
          <table:table-cell/>
          <table:table-cell table:formula="of:=[.D6]-[.$D$46]" office:value-type="float" office:value="-0.0115516143484058" calcext:value-type="float">
            <text:p>-0.0115516143</text:p>
          </table:table-cell>
          <table:table-cell table:formula="of:=[.E6]-[.$E$46]" office:value-type="float" office:value="2.08535458275412" calcext:value-type="float">
            <text:p>2.0853545828</text:p>
          </table:table-cell>
        </table:table-row>
        <table:table-row table:style-name="ro1">
          <table:table-cell office:value-type="float" office:value="-0.121645889823634" calcext:value-type="float">
            <text:p>-0.1216458898</text:p>
          </table:table-cell>
          <table:table-cell office:value-type="float" office:value="-0.339945173160284" calcext:value-type="float">
            <text:p>-0.3399451732</text:p>
          </table:table-cell>
          <table:table-cell/>
          <table:table-cell table:formula="of:=[.A7]*1000" office:value-type="float" office:value="-121.645889823634" calcext:value-type="float">
            <text:p>-121.6458898236</text:p>
          </table:table-cell>
          <table:table-cell table:formula="of:=[.B7]*1000" office:value-type="float" office:value="-339.945173160284" calcext:value-type="float">
            <text:p>-339.9451731603</text:p>
          </table:table-cell>
          <table:table-cell/>
          <table:table-cell table:formula="of:=[.D7]-[.$D$46]" office:value-type="float" office:value="-1.31330916214462" calcext:value-type="float">
            <text:p>-1.3133091621</text:p>
          </table:table-cell>
          <table:table-cell table:formula="of:=[.E7]-[.$E$46]" office:value-type="float" office:value="1.21213667435507" calcext:value-type="float">
            <text:p>1.2121366744</text:p>
          </table:table-cell>
        </table:table-row>
        <table:table-row table:style-name="ro1">
          <table:table-cell office:value-type="float" office:value="-0.113840859648696" calcext:value-type="float">
            <text:p>-0.1138408596</text:p>
          </table:table-cell>
          <table:table-cell office:value-type="float" office:value="-0.340653846023169" calcext:value-type="float">
            <text:p>-0.340653846</text:p>
          </table:table-cell>
          <table:table-cell/>
          <table:table-cell table:formula="of:=[.A8]*1000" office:value-type="float" office:value="-113.840859648696" calcext:value-type="float">
            <text:p>-113.8408596487</text:p>
          </table:table-cell>
          <table:table-cell table:formula="of:=[.B8]*1000" office:value-type="float" office:value="-340.653846023169" calcext:value-type="float">
            <text:p>-340.6538460232</text:p>
          </table:table-cell>
          <table:table-cell/>
          <table:table-cell table:formula="of:=[.D8]-[.$D$46]" office:value-type="float" office:value="6.49172101279407" calcext:value-type="float">
            <text:p>6.4917210128</text:p>
          </table:table-cell>
          <table:table-cell table:formula="of:=[.E8]-[.$E$46]" office:value-type="float" office:value="0.503463811470454" calcext:value-type="float">
            <text:p>0.5034638115</text:p>
          </table:table-cell>
        </table:table-row>
        <table:table-row table:style-name="ro1">
          <table:table-cell office:value-type="float" office:value="-0.108104834769661" calcext:value-type="float">
            <text:p>-0.1081048348</text:p>
          </table:table-cell>
          <table:table-cell office:value-type="float" office:value="-0.341477318733188" calcext:value-type="float">
            <text:p>-0.3414773187</text:p>
          </table:table-cell>
          <table:table-cell/>
          <table:table-cell table:formula="of:=[.A9]*1000" office:value-type="float" office:value="-108.104834769661" calcext:value-type="float">
            <text:p>-108.1048347697</text:p>
          </table:table-cell>
          <table:table-cell table:formula="of:=[.B9]*1000" office:value-type="float" office:value="-341.477318733188" calcext:value-type="float">
            <text:p>-341.4773187332</text:p>
          </table:table-cell>
          <table:table-cell/>
          <table:table-cell table:formula="of:=[.D9]-[.$D$46]" office:value-type="float" office:value="12.2277458918283" calcext:value-type="float">
            <text:p>12.2277458918</text:p>
          </table:table-cell>
          <table:table-cell table:formula="of:=[.E9]-[.$E$46]" office:value-type="float" office:value="-0.320008898548792" calcext:value-type="float">
            <text:p>-0.3200088985</text:p>
          </table:table-cell>
        </table:table-row>
        <table:table-row table:style-name="ro1">
          <table:table-cell office:value-type="float" office:value="-0.111146848969708" calcext:value-type="float">
            <text:p>-0.111146849</text:p>
          </table:table-cell>
          <table:table-cell office:value-type="float" office:value="-0.342755853341583" calcext:value-type="float">
            <text:p>-0.3427558533</text:p>
          </table:table-cell>
          <table:table-cell/>
          <table:table-cell table:formula="of:=[.A10]*1000" office:value-type="float" office:value="-111.146848969708" calcext:value-type="float">
            <text:p>-111.1468489697</text:p>
          </table:table-cell>
          <table:table-cell table:formula="of:=[.B10]*1000" office:value-type="float" office:value="-342.755853341583" calcext:value-type="float">
            <text:p>-342.7558533416</text:p>
          </table:table-cell>
          <table:table-cell/>
          <table:table-cell table:formula="of:=[.D10]-[.$D$46]" office:value-type="float" office:value="9.18573169178156" calcext:value-type="float">
            <text:p>9.1857316918</text:p>
          </table:table-cell>
          <table:table-cell table:formula="of:=[.E10]-[.$E$46]" office:value-type="float" office:value="-1.59854350694394" calcext:value-type="float">
            <text:p>-1.5985435069</text:p>
          </table:table-cell>
        </table:table-row>
        <table:table-row table:style-name="ro1">
          <table:table-cell office:value-type="float" office:value="-0.120927863159944" calcext:value-type="float">
            <text:p>-0.1209278632</text:p>
          </table:table-cell>
          <table:table-cell office:value-type="float" office:value="-0.343606019251692" calcext:value-type="float">
            <text:p>-0.3436060193</text:p>
          </table:table-cell>
          <table:table-cell/>
          <table:table-cell table:formula="of:=[.A11]*1000" office:value-type="float" office:value="-120.927863159944" calcext:value-type="float">
            <text:p>-120.9278631599</text:p>
          </table:table-cell>
          <table:table-cell table:formula="of:=[.B11]*1000" office:value-type="float" office:value="-343.606019251692" calcext:value-type="float">
            <text:p>-343.6060192517</text:p>
          </table:table-cell>
          <table:table-cell/>
          <table:table-cell table:formula="of:=[.D11]-[.$D$46]" office:value-type="float" office:value="-0.595282498454452" calcext:value-type="float">
            <text:p>-0.5952824985</text:p>
          </table:table-cell>
          <table:table-cell table:formula="of:=[.E11]-[.$E$46]" office:value-type="float" office:value="-2.44870941705341" calcext:value-type="float">
            <text:p>-2.4487094171</text:p>
          </table:table-cell>
        </table:table-row>
        <table:table-row table:style-name="ro1">
          <table:table-cell office:value-type="float" office:value="-0.120841450557172" calcext:value-type="float">
            <text:p>-0.1208414506</text:p>
          </table:table-cell>
          <table:table-cell office:value-type="float" office:value="-0.328553662987002" calcext:value-type="float">
            <text:p>-0.328553663</text:p>
          </table:table-cell>
          <table:table-cell/>
          <table:table-cell table:formula="of:=[.A12]*1000" office:value-type="float" office:value="-120.841450557172" calcext:value-type="float">
            <text:p>-120.8414505572</text:p>
          </table:table-cell>
          <table:table-cell table:formula="of:=[.B12]*1000" office:value-type="float" office:value="-328.553662987002" calcext:value-type="float">
            <text:p>-328.553662987</text:p>
          </table:table-cell>
          <table:table-cell/>
          <table:table-cell table:formula="of:=[.D12]-[.$D$46]" office:value-type="float" office:value="-0.508869895682139" calcext:value-type="float">
            <text:p>-0.5088698957</text:p>
          </table:table-cell>
          <table:table-cell table:formula="of:=[.E12]-[.$E$46]" office:value-type="float" office:value="12.6036468476371" calcext:value-type="float">
            <text:p>12.6036468476</text:p>
          </table:table-cell>
        </table:table-row>
        <table:table-row table:style-name="ro1">
          <table:table-cell office:value-type="float" office:value="-0.121152122663524" calcext:value-type="float">
            <text:p>-0.1211521227</text:p>
          </table:table-cell>
          <table:table-cell office:value-type="float" office:value="-0.344919541056627" calcext:value-type="float">
            <text:p>-0.3449195411</text:p>
          </table:table-cell>
          <table:table-cell/>
          <table:table-cell table:formula="of:=[.A13]*1000" office:value-type="float" office:value="-121.152122663524" calcext:value-type="float">
            <text:p>-121.1521226635</text:p>
          </table:table-cell>
          <table:table-cell table:formula="of:=[.B13]*1000" office:value-type="float" office:value="-344.919541056627" calcext:value-type="float">
            <text:p>-344.9195410566</text:p>
          </table:table-cell>
          <table:table-cell/>
          <table:table-cell table:formula="of:=[.D13]-[.$D$46]" office:value-type="float" office:value="-0.819542002034055" calcext:value-type="float">
            <text:p>-0.819542002</text:p>
          </table:table-cell>
          <table:table-cell table:formula="of:=[.E13]-[.$E$46]" office:value-type="float" office:value="-3.76223122198826" calcext:value-type="float">
            <text:p>-3.762231222</text:p>
          </table:table-cell>
        </table:table-row>
        <table:table-row table:style-name="ro1">
          <table:table-cell office:value-type="float" office:value="-0.123672836853614" calcext:value-type="float">
            <text:p>-0.1236728369</text:p>
          </table:table-cell>
          <table:table-cell office:value-type="float" office:value="-0.341426224058286" calcext:value-type="float">
            <text:p>-0.3414262241</text:p>
          </table:table-cell>
          <table:table-cell/>
          <table:table-cell table:formula="of:=[.A14]*1000" office:value-type="float" office:value="-123.672836853614" calcext:value-type="float">
            <text:p>-123.6728368536</text:p>
          </table:table-cell>
          <table:table-cell table:formula="of:=[.B14]*1000" office:value-type="float" office:value="-341.426224058286" calcext:value-type="float">
            <text:p>-341.4262240583</text:p>
          </table:table-cell>
          <table:table-cell/>
          <table:table-cell table:formula="of:=[.D14]-[.$D$46]" office:value-type="float" office:value="-3.34025619212468" calcext:value-type="float">
            <text:p>-3.3402561921</text:p>
          </table:table-cell>
          <table:table-cell table:formula="of:=[.E14]-[.$E$46]" office:value-type="float" office:value="-0.268914223646675" calcext:value-type="float">
            <text:p>-0.2689142236</text:p>
          </table:table-cell>
        </table:table-row>
        <table:table-row table:style-name="ro1">
          <table:table-cell office:value-type="float" office:value="-0.104014937914796" calcext:value-type="float">
            <text:p>-0.1040149379</text:p>
          </table:table-cell>
          <table:table-cell office:value-type="float" office:value="-0.341307468808542" calcext:value-type="float">
            <text:p>-0.3413074688</text:p>
          </table:table-cell>
          <table:table-cell/>
          <table:table-cell table:formula="of:=[.A15]*1000" office:value-type="float" office:value="-104.014937914797" calcext:value-type="float">
            <text:p>-104.0149379148</text:p>
          </table:table-cell>
          <table:table-cell table:formula="of:=[.B15]*1000" office:value-type="float" office:value="-341.307468808542" calcext:value-type="float">
            <text:p>-341.3074688085</text:p>
          </table:table-cell>
          <table:table-cell/>
          <table:table-cell table:formula="of:=[.D15]-[.$D$46]" office:value-type="float" office:value="16.3176427466931" calcext:value-type="float">
            <text:p>16.3176427467</text:p>
          </table:table-cell>
          <table:table-cell table:formula="of:=[.E15]-[.$E$46]" office:value-type="float" office:value="-0.150158973903444" calcext:value-type="float">
            <text:p>-0.1501589739</text:p>
          </table:table-cell>
        </table:table-row>
        <table:table-row table:style-name="ro1">
          <table:table-cell office:value-type="float" office:value="-0.141579795903228" calcext:value-type="float">
            <text:p>-0.1415797959</text:p>
          </table:table-cell>
          <table:table-cell office:value-type="float" office:value="-0.341728273958377" calcext:value-type="float">
            <text:p>-0.341728274</text:p>
          </table:table-cell>
          <table:table-cell/>
          <table:table-cell table:formula="of:=[.A16]*1000" office:value-type="float" office:value="-141.579795903228" calcext:value-type="float">
            <text:p>-141.5797959032</text:p>
          </table:table-cell>
          <table:table-cell table:formula="of:=[.B16]*1000" office:value-type="float" office:value="-341.728273958377" calcext:value-type="float">
            <text:p>-341.7282739584</text:p>
          </table:table-cell>
          <table:table-cell/>
          <table:table-cell table:formula="of:=[.D16]-[.$D$46]" office:value-type="float" office:value="-21.2472152417385" calcext:value-type="float">
            <text:p>-21.2472152417</text:p>
          </table:table-cell>
          <table:table-cell table:formula="of:=[.E16]-[.$E$46]" office:value-type="float" office:value="-0.570964123738406" calcext:value-type="float">
            <text:p>-0.5709641237</text:p>
          </table:table-cell>
        </table:table-row>
        <table:table-row table:style-name="ro1">
          <table:table-cell office:value-type="float" office:value="-0.105944366933937" calcext:value-type="float">
            <text:p>-0.1059443669</text:p>
          </table:table-cell>
          <table:table-cell office:value-type="float" office:value="-0.341516656795364" calcext:value-type="float">
            <text:p>-0.3415166568</text:p>
          </table:table-cell>
          <table:table-cell/>
          <table:table-cell table:formula="of:=[.A17]*1000" office:value-type="float" office:value="-105.944366933937" calcext:value-type="float">
            <text:p>-105.9443669339</text:p>
          </table:table-cell>
          <table:table-cell table:formula="of:=[.B17]*1000" office:value-type="float" office:value="-341.516656795364" calcext:value-type="float">
            <text:p>-341.5166567954</text:p>
          </table:table-cell>
          <table:table-cell/>
          <table:table-cell table:formula="of:=[.D17]-[.$D$46]" office:value-type="float" office:value="14.3882137275528" calcext:value-type="float">
            <text:p>14.3882137276</text:p>
          </table:table-cell>
          <table:table-cell table:formula="of:=[.E17]-[.$E$46]" office:value-type="float" office:value="-0.35934696072519" calcext:value-type="float">
            <text:p>-0.3593469607</text:p>
          </table:table-cell>
        </table:table-row>
        <table:table-row table:style-name="ro1">
          <table:table-cell office:value-type="float" office:value="-0.107152677641089" calcext:value-type="float">
            <text:p>-0.1071526776</text:p>
          </table:table-cell>
          <table:table-cell office:value-type="float" office:value="-0.341256474792269" calcext:value-type="float">
            <text:p>-0.3412564748</text:p>
          </table:table-cell>
          <table:table-cell/>
          <table:table-cell table:formula="of:=[.A18]*1000" office:value-type="float" office:value="-107.152677641089" calcext:value-type="float">
            <text:p>-107.1526776411</text:p>
          </table:table-cell>
          <table:table-cell table:formula="of:=[.B18]*1000" office:value-type="float" office:value="-341.256474792269" calcext:value-type="float">
            <text:p>-341.2564747923</text:p>
          </table:table-cell>
          <table:table-cell/>
          <table:table-cell table:formula="of:=[.D18]-[.$D$46]" office:value-type="float" office:value="13.1799030204001" calcext:value-type="float">
            <text:p>13.1799030204</text:p>
          </table:table-cell>
          <table:table-cell table:formula="of:=[.E18]-[.$E$46]" office:value-type="float" office:value="-0.0991649576299665" calcext:value-type="float">
            <text:p>-0.0991649576</text:p>
          </table:table-cell>
        </table:table-row>
        <table:table-row table:style-name="ro1">
          <table:table-cell office:value-type="float" office:value="-0.10812524460762" calcext:value-type="float">
            <text:p>-0.1081252446</text:p>
          </table:table-cell>
          <table:table-cell office:value-type="float" office:value="-0.341455088180401" calcext:value-type="float">
            <text:p>-0.3414550882</text:p>
          </table:table-cell>
          <table:table-cell/>
          <table:table-cell table:formula="of:=[.A19]*1000" office:value-type="float" office:value="-108.12524460762" calcext:value-type="float">
            <text:p>-108.1252446076</text:p>
          </table:table-cell>
          <table:table-cell table:formula="of:=[.B19]*1000" office:value-type="float" office:value="-341.455088180401" calcext:value-type="float">
            <text:p>-341.4550881804</text:p>
          </table:table-cell>
          <table:table-cell/>
          <table:table-cell table:formula="of:=[.D19]-[.$D$46]" office:value-type="float" office:value="12.20733605387" calcext:value-type="float">
            <text:p>12.2073360539</text:p>
          </table:table-cell>
          <table:table-cell table:formula="of:=[.E19]-[.$E$46]" office:value-type="float" office:value="-0.297778345761969" calcext:value-type="float">
            <text:p>-0.2977783458</text:p>
          </table:table-cell>
        </table:table-row>
        <table:table-row table:style-name="ro1">
          <table:table-cell office:value-type="float" office:value="-0.108977850433516" calcext:value-type="float">
            <text:p>-0.1089778504</text:p>
          </table:table-cell>
          <table:table-cell office:value-type="float" office:value="-0.341734755892692" calcext:value-type="float">
            <text:p>-0.3417347559</text:p>
          </table:table-cell>
          <table:table-cell/>
          <table:table-cell table:formula="of:=[.A20]*1000" office:value-type="float" office:value="-108.977850433516" calcext:value-type="float">
            <text:p>-108.9778504335</text:p>
          </table:table-cell>
          <table:table-cell table:formula="of:=[.B20]*1000" office:value-type="float" office:value="-341.734755892693" calcext:value-type="float">
            <text:p>-341.7347558927</text:p>
          </table:table-cell>
          <table:table-cell/>
          <table:table-cell table:formula="of:=[.D20]-[.$D$46]" office:value-type="float" office:value="11.3547302279741" calcext:value-type="float">
            <text:p>11.354730228</text:p>
          </table:table-cell>
          <table:table-cell table:formula="of:=[.E20]-[.$E$46]" office:value-type="float" office:value="-0.577446058053454" calcext:value-type="float">
            <text:p>-0.5774460581</text:p>
          </table:table-cell>
        </table:table-row>
        <table:table-row table:style-name="ro1">
          <table:table-cell office:value-type="float" office:value="-0.135275107745075" calcext:value-type="float">
            <text:p>-0.1352751077</text:p>
          </table:table-cell>
          <table:table-cell office:value-type="float" office:value="-0.34204163103253" calcext:value-type="float">
            <text:p>-0.342041631</text:p>
          </table:table-cell>
          <table:table-cell/>
          <table:table-cell table:formula="of:=[.A21]*1000" office:value-type="float" office:value="-135.275107745075" calcext:value-type="float">
            <text:p>-135.2751077451</text:p>
          </table:table-cell>
          <table:table-cell table:formula="of:=[.B21]*1000" office:value-type="float" office:value="-342.041631032531" calcext:value-type="float">
            <text:p>-342.0416310325</text:p>
          </table:table-cell>
          <table:table-cell/>
          <table:table-cell table:formula="of:=[.D21]-[.$D$46]" office:value-type="float" office:value="-14.9425270835857" calcext:value-type="float">
            <text:p>-14.9425270836</text:p>
          </table:table-cell>
          <table:table-cell table:formula="of:=[.E21]-[.$E$46]" office:value-type="float" office:value="-0.884321197891438" calcext:value-type="float">
            <text:p>-0.8843211979</text:p>
          </table:table-cell>
        </table:table-row>
        <table:table-row table:style-name="ro1">
          <table:table-cell office:value-type="float" office:value="-0.137452476198538" calcext:value-type="float">
            <text:p>-0.1374524762</text:p>
          </table:table-cell>
          <table:table-cell office:value-type="float" office:value="-0.342049552704022" calcext:value-type="float">
            <text:p>-0.3420495527</text:p>
          </table:table-cell>
          <table:table-cell/>
          <table:table-cell table:formula="of:=[.A22]*1000" office:value-type="float" office:value="-137.452476198538" calcext:value-type="float">
            <text:p>-137.4524761985</text:p>
          </table:table-cell>
          <table:table-cell table:formula="of:=[.B22]*1000" office:value-type="float" office:value="-342.049552704022" calcext:value-type="float">
            <text:p>-342.049552704</text:p>
          </table:table-cell>
          <table:table-cell/>
          <table:table-cell table:formula="of:=[.D22]-[.$D$46]" office:value-type="float" office:value="-17.1198955370484" calcext:value-type="float">
            <text:p>-17.119895537</text:p>
          </table:table-cell>
          <table:table-cell table:formula="of:=[.E22]-[.$E$46]" office:value-type="float" office:value="-0.892242869383381" calcext:value-type="float">
            <text:p>-0.8922428694</text:p>
          </table:table-cell>
        </table:table-row>
        <table:table-row table:style-name="ro1">
          <table:table-cell office:value-type="float" office:value="-0.13821484057742" calcext:value-type="float">
            <text:p>-0.1382148406</text:p>
          </table:table-cell>
          <table:table-cell office:value-type="float" office:value="-0.342372826016391" calcext:value-type="float">
            <text:p>-0.342372826</text:p>
          </table:table-cell>
          <table:table-cell/>
          <table:table-cell table:formula="of:=[.A23]*1000" office:value-type="float" office:value="-138.21484057742" calcext:value-type="float">
            <text:p>-138.2148405774</text:p>
          </table:table-cell>
          <table:table-cell table:formula="of:=[.B23]*1000" office:value-type="float" office:value="-342.372826016391" calcext:value-type="float">
            <text:p>-342.3728260164</text:p>
          </table:table-cell>
          <table:table-cell/>
          <table:table-cell table:formula="of:=[.D23]-[.$D$46]" office:value-type="float" office:value="-17.8822599159301" calcext:value-type="float">
            <text:p>-17.8822599159</text:p>
          </table:table-cell>
          <table:table-cell table:formula="of:=[.E23]-[.$E$46]" office:value-type="float" office:value="-1.21551618175198" calcext:value-type="float">
            <text:p>-1.2155161818</text:p>
          </table:table-cell>
        </table:table-row>
        <table:table-row table:style-name="ro1">
          <table:table-cell office:value-type="float" office:value="-0.129667515694943" calcext:value-type="float">
            <text:p>-0.1296675157</text:p>
          </table:table-cell>
          <table:table-cell office:value-type="float" office:value="-0.337394876161821" calcext:value-type="float">
            <text:p>-0.3373948762</text:p>
          </table:table-cell>
          <table:table-cell/>
          <table:table-cell table:formula="of:=[.A24]*1000" office:value-type="float" office:value="-129.667515694943" calcext:value-type="float">
            <text:p>-129.6675156949</text:p>
          </table:table-cell>
          <table:table-cell table:formula="of:=[.B24]*1000" office:value-type="float" office:value="-337.394876161821" calcext:value-type="float">
            <text:p>-337.3948761618</text:p>
          </table:table-cell>
          <table:table-cell/>
          <table:table-cell table:formula="of:=[.D24]-[.$D$46]" office:value-type="float" office:value="-9.33493503345292" calcext:value-type="float">
            <text:p>-9.3349350335</text:p>
          </table:table-cell>
          <table:table-cell table:formula="of:=[.E24]-[.$E$46]" office:value-type="float" office:value="3.76243367281853" calcext:value-type="float">
            <text:p>3.7624336728</text:p>
          </table:table-cell>
        </table:table-row>
        <table:table-row table:style-name="ro1">
          <table:table-cell office:value-type="float" office:value="-0.119600719713948" calcext:value-type="float">
            <text:p>-0.1196007197</text:p>
          </table:table-cell>
          <table:table-cell office:value-type="float" office:value="-0.338089933065109" calcext:value-type="float">
            <text:p>-0.3380899331</text:p>
          </table:table-cell>
          <table:table-cell/>
          <table:table-cell table:formula="of:=[.A25]*1000" office:value-type="float" office:value="-119.600719713948" calcext:value-type="float">
            <text:p>-119.6007197139</text:p>
          </table:table-cell>
          <table:table-cell table:formula="of:=[.B25]*1000" office:value-type="float" office:value="-338.089933065109" calcext:value-type="float">
            <text:p>-338.0899330651</text:p>
          </table:table-cell>
          <table:table-cell/>
          <table:table-cell table:formula="of:=[.D25]-[.$D$46]" office:value-type="float" office:value="0.731860947541549" calcext:value-type="float">
            <text:p>0.7318609475</text:p>
          </table:table-cell>
          <table:table-cell table:formula="of:=[.E25]-[.$E$46]" office:value-type="float" office:value="3.06737676952969" calcext:value-type="float">
            <text:p>3.0673767695</text:p>
          </table:table-cell>
        </table:table-row>
        <table:table-row table:style-name="ro1">
          <table:table-cell office:value-type="float" office:value="-0.129481334634265" calcext:value-type="float">
            <text:p>-0.1294813346</text:p>
          </table:table-cell>
          <table:table-cell office:value-type="float" office:value="-0.338634797251632" calcext:value-type="float">
            <text:p>-0.3386347973</text:p>
          </table:table-cell>
          <table:table-cell/>
          <table:table-cell table:formula="of:=[.A26]*1000" office:value-type="float" office:value="-129.481334634265" calcext:value-type="float">
            <text:p>-129.4813346343</text:p>
          </table:table-cell>
          <table:table-cell table:formula="of:=[.B26]*1000" office:value-type="float" office:value="-338.634797251632" calcext:value-type="float">
            <text:p>-338.6347972516</text:p>
          </table:table-cell>
          <table:table-cell/>
          <table:table-cell table:formula="of:=[.D26]-[.$D$46]" office:value-type="float" office:value="-9.14875397277504" calcext:value-type="float">
            <text:p>-9.1487539728</text:p>
          </table:table-cell>
          <table:table-cell table:formula="of:=[.E26]-[.$E$46]" office:value-type="float" office:value="2.52251258300697" calcext:value-type="float">
            <text:p>2.522512583</text:p>
          </table:table-cell>
        </table:table-row>
        <table:table-row table:style-name="ro1">
          <table:table-cell office:value-type="float" office:value="-0.106304814745077" calcext:value-type="float">
            <text:p>-0.1063048147</text:p>
          </table:table-cell>
          <table:table-cell office:value-type="float" office:value="-0.339289177555276" calcext:value-type="float">
            <text:p>-0.3392891776</text:p>
          </table:table-cell>
          <table:table-cell/>
          <table:table-cell table:formula="of:=[.A27]*1000" office:value-type="float" office:value="-106.304814745077" calcext:value-type="float">
            <text:p>-106.3048147451</text:p>
          </table:table-cell>
          <table:table-cell table:formula="of:=[.B27]*1000" office:value-type="float" office:value="-339.289177555276" calcext:value-type="float">
            <text:p>-339.2891775553</text:p>
          </table:table-cell>
          <table:table-cell/>
          <table:table-cell table:formula="of:=[.D27]-[.$D$46]" office:value-type="float" office:value="14.0277659164129" calcext:value-type="float">
            <text:p>14.0277659164</text:p>
          </table:table-cell>
          <table:table-cell table:formula="of:=[.E27]-[.$E$46]" office:value-type="float" office:value="1.86813227936261" calcext:value-type="float">
            <text:p>1.8681322794</text:p>
          </table:table-cell>
        </table:table-row>
        <table:table-row table:style-name="ro1">
          <table:table-cell office:value-type="float" office:value="-0.130005655969018" calcext:value-type="float">
            <text:p>-0.130005656</text:p>
          </table:table-cell>
          <table:table-cell office:value-type="float" office:value="-0.341035681498696" calcext:value-type="float">
            <text:p>-0.3410356815</text:p>
          </table:table-cell>
          <table:table-cell/>
          <table:table-cell table:formula="of:=[.A28]*1000" office:value-type="float" office:value="-130.005655969018" calcext:value-type="float">
            <text:p>-130.005655969</text:p>
          </table:table-cell>
          <table:table-cell table:formula="of:=[.B28]*1000" office:value-type="float" office:value="-341.035681498696" calcext:value-type="float">
            <text:p>-341.0356814987</text:p>
          </table:table-cell>
          <table:table-cell/>
          <table:table-cell table:formula="of:=[.D28]-[.$D$46]" office:value-type="float" office:value="-9.67307530752873" calcext:value-type="float">
            <text:p>-9.6730753075</text:p>
          </table:table-cell>
          <table:table-cell table:formula="of:=[.E28]-[.$E$46]" office:value-type="float" office:value="0.121628335942773" calcext:value-type="float">
            <text:p>0.1216283359</text:p>
          </table:table-cell>
        </table:table-row>
        <table:table-row table:style-name="ro1">
          <table:table-cell office:value-type="float" office:value="-0.108095143921042" calcext:value-type="float">
            <text:p>-0.1080951439</text:p>
          </table:table-cell>
          <table:table-cell office:value-type="float" office:value="-0.341496216090162" calcext:value-type="float">
            <text:p>-0.3414962161</text:p>
          </table:table-cell>
          <table:table-cell/>
          <table:table-cell table:formula="of:=[.A29]*1000" office:value-type="float" office:value="-108.095143921042" calcext:value-type="float">
            <text:p>-108.095143921</text:p>
          </table:table-cell>
          <table:table-cell table:formula="of:=[.B29]*1000" office:value-type="float" office:value="-341.496216090162" calcext:value-type="float">
            <text:p>-341.4962160902</text:p>
          </table:table-cell>
          <table:table-cell/>
          <table:table-cell table:formula="of:=[.D29]-[.$D$46]" office:value-type="float" office:value="12.2374367404473" calcext:value-type="float">
            <text:p>12.2374367404</text:p>
          </table:table-cell>
          <table:table-cell table:formula="of:=[.E29]-[.$E$46]" office:value-type="float" office:value="-0.338906255523057" calcext:value-type="float">
            <text:p>-0.3389062555</text:p>
          </table:table-cell>
        </table:table-row>
        <table:table-row table:style-name="ro1">
          <table:table-cell office:value-type="float" office:value="-0.122169009971182" calcext:value-type="float">
            <text:p>-0.12216901</text:p>
          </table:table-cell>
          <table:table-cell office:value-type="float" office:value="-0.342855121065216" calcext:value-type="float">
            <text:p>-0.3428551211</text:p>
          </table:table-cell>
          <table:table-cell/>
          <table:table-cell table:formula="of:=[.A30]*1000" office:value-type="float" office:value="-122.169009971182" calcext:value-type="float">
            <text:p>-122.1690099712</text:p>
          </table:table-cell>
          <table:table-cell table:formula="of:=[.B30]*1000" office:value-type="float" office:value="-342.855121065216" calcext:value-type="float">
            <text:p>-342.8551210652</text:p>
          </table:table-cell>
          <table:table-cell/>
          <table:table-cell table:formula="of:=[.D30]-[.$D$46]" office:value-type="float" office:value="-1.83642930969249" calcext:value-type="float">
            <text:p>-1.8364293097</text:p>
          </table:table-cell>
          <table:table-cell table:formula="of:=[.E30]-[.$E$46]" office:value-type="float" office:value="-1.69781123057658" calcext:value-type="float">
            <text:p>-1.6978112306</text:p>
          </table:table-cell>
        </table:table-row>
        <table:table-row table:style-name="ro1">
          <table:table-cell office:value-type="float" office:value="-0.124393911011783" calcext:value-type="float">
            <text:p>-0.124393911</text:p>
          </table:table-cell>
          <table:table-cell office:value-type="float" office:value="-0.343974128795282" calcext:value-type="float">
            <text:p>-0.3439741288</text:p>
          </table:table-cell>
          <table:table-cell/>
          <table:table-cell table:formula="of:=[.A31]*1000" office:value-type="float" office:value="-124.393911011783" calcext:value-type="float">
            <text:p>-124.3939110118</text:p>
          </table:table-cell>
          <table:table-cell table:formula="of:=[.B31]*1000" office:value-type="float" office:value="-343.974128795282" calcext:value-type="float">
            <text:p>-343.9741287953</text:p>
          </table:table-cell>
          <table:table-cell/>
          <table:table-cell table:formula="of:=[.D31]-[.$D$46]" office:value-type="float" office:value="-4.06133035029299" calcext:value-type="float">
            <text:p>-4.0613303503</text:p>
          </table:table-cell>
          <table:table-cell table:formula="of:=[.E31]-[.$E$46]" office:value-type="float" office:value="-2.81681896064316" calcext:value-type="float">
            <text:p>-2.8168189606</text:p>
          </table:table-cell>
        </table:table-row>
        <table:table-row table:style-name="ro1">
          <table:table-cell office:value-type="float" office:value="-0.13321668113901" calcext:value-type="float">
            <text:p>-0.1332166811</text:p>
          </table:table-cell>
          <table:table-cell office:value-type="float" office:value="-0.345093744528159" calcext:value-type="float">
            <text:p>-0.3450937445</text:p>
          </table:table-cell>
          <table:table-cell/>
          <table:table-cell table:formula="of:=[.A32]*1000" office:value-type="float" office:value="-133.21668113901" calcext:value-type="float">
            <text:p>-133.216681139</text:p>
          </table:table-cell>
          <table:table-cell table:formula="of:=[.B32]*1000" office:value-type="float" office:value="-345.093744528159" calcext:value-type="float">
            <text:p>-345.0937445282</text:p>
          </table:table-cell>
          <table:table-cell/>
          <table:table-cell table:formula="of:=[.D32]-[.$D$46]" office:value-type="float" office:value="-12.8841004775207" calcext:value-type="float">
            <text:p>-12.8841004775</text:p>
          </table:table-cell>
          <table:table-cell table:formula="of:=[.E32]-[.$E$46]" office:value-type="float" office:value="-3.93643469352014" calcext:value-type="float">
            <text:p>-3.9364346935</text:p>
          </table:table-cell>
        </table:table-row>
        <table:table-row table:style-name="ro1">
          <table:table-cell office:value-type="float" office:value="-0.138432831971418" calcext:value-type="float">
            <text:p>-0.138432832</text:p>
          </table:table-cell>
          <table:table-cell office:value-type="float" office:value="-0.346356303098963" calcext:value-type="float">
            <text:p>-0.3463563031</text:p>
          </table:table-cell>
          <table:table-cell/>
          <table:table-cell table:formula="of:=[.A33]*1000" office:value-type="float" office:value="-138.432831971418" calcext:value-type="float">
            <text:p>-138.4328319714</text:p>
          </table:table-cell>
          <table:table-cell table:formula="of:=[.B33]*1000" office:value-type="float" office:value="-346.356303098963" calcext:value-type="float">
            <text:p>-346.356303099</text:p>
          </table:table-cell>
          <table:table-cell/>
          <table:table-cell table:formula="of:=[.D33]-[.$D$46]" office:value-type="float" office:value="-18.1002513099287" calcext:value-type="float">
            <text:p>-18.1002513099</text:p>
          </table:table-cell>
          <table:table-cell table:formula="of:=[.E33]-[.$E$46]" office:value-type="float" office:value="-5.19899326432443" calcext:value-type="float">
            <text:p>-5.1989932643</text:p>
          </table:table-cell>
        </table:table-row>
        <table:table-row table:style-name="ro1">
          <table:table-cell office:value-type="float" office:value="-0.125916954841105" calcext:value-type="float">
            <text:p>-0.1259169548</text:p>
          </table:table-cell>
          <table:table-cell office:value-type="float" office:value="-0.345524041303464" calcext:value-type="float">
            <text:p>-0.3455240413</text:p>
          </table:table-cell>
          <table:table-cell/>
          <table:table-cell table:formula="of:=[.A34]*1000" office:value-type="float" office:value="-125.916954841105" calcext:value-type="float">
            <text:p>-125.9169548411</text:p>
          </table:table-cell>
          <table:table-cell table:formula="of:=[.B34]*1000" office:value-type="float" office:value="-345.524041303464" calcext:value-type="float">
            <text:p>-345.5240413035</text:p>
          </table:table-cell>
          <table:table-cell/>
          <table:table-cell table:formula="of:=[.D34]-[.$D$46]" office:value-type="float" office:value="-5.58437417961572" calcext:value-type="float">
            <text:p>-5.5843741796</text:p>
          </table:table-cell>
          <table:table-cell table:formula="of:=[.E34]-[.$E$46]" office:value-type="float" office:value="-4.36673146882504" calcext:value-type="float">
            <text:p>-4.3667314688</text:p>
          </table:table-cell>
        </table:table-row>
        <table:table-row table:style-name="ro1">
          <table:table-cell office:value-type="float" office:value="-0.125804028710771" calcext:value-type="float">
            <text:p>-0.1258040287</text:p>
          </table:table-cell>
          <table:table-cell office:value-type="float" office:value="-0.344464641865473" calcext:value-type="float">
            <text:p>-0.3444646419</text:p>
          </table:table-cell>
          <table:table-cell/>
          <table:table-cell table:formula="of:=[.A35]*1000" office:value-type="float" office:value="-125.804028710771" calcext:value-type="float">
            <text:p>-125.8040287108</text:p>
          </table:table-cell>
          <table:table-cell table:formula="of:=[.B35]*1000" office:value-type="float" office:value="-344.464641865473" calcext:value-type="float">
            <text:p>-344.4646418655</text:p>
          </table:table-cell>
          <table:table-cell/>
          <table:table-cell table:formula="of:=[.D35]-[.$D$46]" office:value-type="float" office:value="-5.47144804928166" calcext:value-type="float">
            <text:p>-5.4714480493</text:p>
          </table:table-cell>
          <table:table-cell table:formula="of:=[.E35]-[.$E$46]" office:value-type="float" office:value="-3.30733203083372" calcext:value-type="float">
            <text:p>-3.3073320308</text:p>
          </table:table-cell>
        </table:table-row>
        <table:table-row table:style-name="ro1">
          <table:table-cell office:value-type="float" office:value="-0.12816559470337" calcext:value-type="float">
            <text:p>-0.1281655947</text:p>
          </table:table-cell>
          <table:table-cell office:value-type="float" office:value="-0.34385923786888" calcext:value-type="float">
            <text:p>-0.3438592379</text:p>
          </table:table-cell>
          <table:table-cell/>
          <table:table-cell table:formula="of:=[.A36]*1000" office:value-type="float" office:value="-128.16559470337" calcext:value-type="float">
            <text:p>-128.1655947034</text:p>
          </table:table-cell>
          <table:table-cell table:formula="of:=[.B36]*1000" office:value-type="float" office:value="-343.85923786888" calcext:value-type="float">
            <text:p>-343.8592378689</text:p>
          </table:table-cell>
          <table:table-cell/>
          <table:table-cell table:formula="of:=[.D36]-[.$D$46]" office:value-type="float" office:value="-7.83301404188069" calcext:value-type="float">
            <text:p>-7.8330140419</text:p>
          </table:table-cell>
          <table:table-cell table:formula="of:=[.E36]-[.$E$46]" office:value-type="float" office:value="-2.70192803424123" calcext:value-type="float">
            <text:p>-2.7019280342</text:p>
          </table:table-cell>
        </table:table-row>
        <table:table-row table:style-name="ro1">
          <table:table-cell office:value-type="float" office:value="-0.106990655231022" calcext:value-type="float">
            <text:p>-0.1069906552</text:p>
          </table:table-cell>
          <table:table-cell office:value-type="float" office:value="-0.342454190116962" calcext:value-type="float">
            <text:p>-0.3424541901</text:p>
          </table:table-cell>
          <table:table-cell/>
          <table:table-cell table:formula="of:=[.A37]*1000" office:value-type="float" office:value="-106.990655231022" calcext:value-type="float">
            <text:p>-106.990655231</text:p>
          </table:table-cell>
          <table:table-cell table:formula="of:=[.B37]*1000" office:value-type="float" office:value="-342.454190116962" calcext:value-type="float">
            <text:p>-342.454190117</text:p>
          </table:table-cell>
          <table:table-cell/>
          <table:table-cell table:formula="of:=[.D37]-[.$D$46]" office:value-type="float" office:value="13.3419254304681" calcext:value-type="float">
            <text:p>13.3419254305</text:p>
          </table:table-cell>
          <table:table-cell table:formula="of:=[.E37]-[.$E$46]" office:value-type="float" office:value="-1.29688028232277" calcext:value-type="float">
            <text:p>-1.2968802823</text:p>
          </table:table-cell>
        </table:table-row>
        <table:table-row table:style-name="ro1">
          <table:table-cell office:value-type="float" office:value="-0.108084246034573" calcext:value-type="float">
            <text:p>-0.108084246</text:p>
          </table:table-cell>
          <table:table-cell office:value-type="float" office:value="-0.341440468930327" calcext:value-type="float">
            <text:p>-0.3414404689</text:p>
          </table:table-cell>
          <table:table-cell/>
          <table:table-cell table:formula="of:=[.A38]*1000" office:value-type="float" office:value="-108.084246034573" calcext:value-type="float">
            <text:p>-108.0842460346</text:p>
          </table:table-cell>
          <table:table-cell table:formula="of:=[.B38]*1000" office:value-type="float" office:value="-341.440468930327" calcext:value-type="float">
            <text:p>-341.4404689303</text:p>
          </table:table-cell>
          <table:table-cell/>
          <table:table-cell table:formula="of:=[.D38]-[.$D$46]" office:value-type="float" office:value="12.2483346269166" calcext:value-type="float">
            <text:p>12.2483346269</text:p>
          </table:table-cell>
          <table:table-cell table:formula="of:=[.E38]-[.$E$46]" office:value-type="float" office:value="-0.283159095688291" calcext:value-type="float">
            <text:p>-0.2831590957</text:p>
          </table:table-cell>
        </table:table-row>
        <table:table-row table:style-name="ro1">
          <table:table-cell office:value-type="float" office:value="-0.114848817178611" calcext:value-type="float">
            <text:p>-0.1148488172</text:p>
          </table:table-cell>
          <table:table-cell office:value-type="float" office:value="-0.340792729690621" calcext:value-type="float">
            <text:p>-0.3407927297</text:p>
          </table:table-cell>
          <table:table-cell/>
          <table:table-cell table:formula="of:=[.A39]*1000" office:value-type="float" office:value="-114.848817178611" calcext:value-type="float">
            <text:p>-114.8488171786</text:p>
          </table:table-cell>
          <table:table-cell table:formula="of:=[.B39]*1000" office:value-type="float" office:value="-340.792729690621" calcext:value-type="float">
            <text:p>-340.7927296906</text:p>
          </table:table-cell>
          <table:table-cell/>
          <table:table-cell table:formula="of:=[.D39]-[.$D$46]" office:value-type="float" office:value="5.48376348287907" calcext:value-type="float">
            <text:p>5.4837634829</text:p>
          </table:table-cell>
          <table:table-cell table:formula="of:=[.E39]-[.$E$46]" office:value-type="float" office:value="0.364580144017907" calcext:value-type="float">
            <text:p>0.364580144</text:p>
          </table:table-cell>
        </table:table-row>
        <table:table-row table:style-name="ro1">
          <table:table-cell office:value-type="float" office:value="-0.110441532374544" calcext:value-type="float">
            <text:p>-0.1104415324</text:p>
          </table:table-cell>
          <table:table-cell office:value-type="float" office:value="-0.34008977577202" calcext:value-type="float">
            <text:p>-0.3400897758</text:p>
          </table:table-cell>
          <table:table-cell/>
          <table:table-cell table:formula="of:=[.A40]*1000" office:value-type="float" office:value="-110.441532374544" calcext:value-type="float">
            <text:p>-110.4415323745</text:p>
          </table:table-cell>
          <table:table-cell table:formula="of:=[.B40]*1000" office:value-type="float" office:value="-340.08977577202" calcext:value-type="float">
            <text:p>-340.089775772</text:p>
          </table:table-cell>
          <table:table-cell/>
          <table:table-cell table:formula="of:=[.D40]-[.$D$46]" office:value-type="float" office:value="9.89104828694542" calcext:value-type="float">
            <text:p>9.8910482869</text:p>
          </table:table-cell>
          <table:table-cell table:formula="of:=[.E40]-[.$E$46]" office:value-type="float" office:value="1.06753406261902" calcext:value-type="float">
            <text:p>1.0675340626</text:p>
          </table:table-cell>
        </table:table-row>
        <table:table-row table:style-name="ro1">
          <table:table-cell office:value-type="float" office:value="-0.124267571859842" calcext:value-type="float">
            <text:p>-0.1242675719</text:p>
          </table:table-cell>
          <table:table-cell office:value-type="float" office:value="-0.339504588248059" calcext:value-type="float">
            <text:p>-0.3395045882</text:p>
          </table:table-cell>
          <table:table-cell/>
          <table:table-cell table:formula="of:=[.A41]*1000" office:value-type="float" office:value="-124.267571859842" calcext:value-type="float">
            <text:p>-124.2675718598</text:p>
          </table:table-cell>
          <table:table-cell table:formula="of:=[.B41]*1000" office:value-type="float" office:value="-339.504588248059" calcext:value-type="float">
            <text:p>-339.5045882481</text:p>
          </table:table-cell>
          <table:table-cell/>
          <table:table-cell table:formula="of:=[.D41]-[.$D$46]" office:value-type="float" office:value="-3.93499119835265" calcext:value-type="float">
            <text:p>-3.9349911984</text:p>
          </table:table-cell>
          <table:table-cell table:formula="of:=[.E41]-[.$E$46]" office:value-type="float" office:value="1.65272158657996" calcext:value-type="float">
            <text:p>1.6527215866</text:p>
          </table:table-cell>
        </table:table-row>
        <table:table-row table:style-name="ro1">
          <table:table-cell office:value-type="float" office:value="-0.124284657330535" calcext:value-type="float">
            <text:p>-0.1242846573</text:p>
          </table:table-cell>
          <table:table-cell office:value-type="float" office:value="-0.339145289150045" calcext:value-type="float">
            <text:p>-0.3391452892</text:p>
          </table:table-cell>
          <table:table-cell/>
          <table:table-cell table:formula="of:=[.A42]*1000" office:value-type="float" office:value="-124.284657330535" calcext:value-type="float">
            <text:p>-124.2846573305</text:p>
          </table:table-cell>
          <table:table-cell table:formula="of:=[.B42]*1000" office:value-type="float" office:value="-339.145289150045" calcext:value-type="float">
            <text:p>-339.14528915</text:p>
          </table:table-cell>
          <table:table-cell/>
          <table:table-cell table:formula="of:=[.D42]-[.$D$46]" office:value-type="float" office:value="-3.95207666904541" calcext:value-type="float">
            <text:p>-3.952076669</text:p>
          </table:table-cell>
          <table:table-cell table:formula="of:=[.E42]-[.$E$46]" office:value-type="float" office:value="2.01202068459389" calcext:value-type="float">
            <text:p>2.012020684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3])" office:value-type="float" office:value="-120.33258066149" calcext:value-type="float">
            <text:p>-120.3325806615</text:p>
          </table:table-cell>
          <table:table-cell table:formula="of:=AVERAGE([.E4:.E43])" office:value-type="float" office:value="-341.157309834639" calcext:value-type="float">
            <text:p>-341.15730983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07:22.615128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08:39.944951316</dc:date>
    <meta:editing-duration>PT52M4S</meta:editing-duration>
    <meta:editing-cycles>9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569cm" svg:y="1.474cm" svg:width="11.105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156920339429">
                <text:p>7.9156920339429</text:p>
                <draw:g>
                  <svg:desc>test2_base_optical_poses.G4:test2_base_optical_poses.G40</svg:desc>
                </draw:g>
              </table:table-cell>
              <table:table-cell office:value-type="float" office:value="3.68496088634521">
                <text:p>3.68496088634521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3536279598868">
                <text:p>-1.63536279598868</text:p>
              </table:table-cell>
              <table:table-cell office:value-type="float" office:value="2.86183933248094">
                <text:p>2.86183933248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15516143484058">
                <text:p>-0.0115516143484058</text:p>
              </table:table-cell>
              <table:table-cell office:value-type="float" office:value="2.08535458275412">
                <text:p>2.08535458275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1330916214462">
                <text:p>-1.31330916214462</text:p>
              </table:table-cell>
              <table:table-cell office:value-type="float" office:value="1.21213667435507">
                <text:p>1.2121366743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9172101279407">
                <text:p>6.49172101279407</text:p>
              </table:table-cell>
              <table:table-cell office:value-type="float" office:value="0.503463811470454">
                <text:p>0.503463811470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277458918283">
                <text:p>12.2277458918283</text:p>
              </table:table-cell>
              <table:table-cell office:value-type="float" office:value="-0.320008898548792">
                <text:p>-0.320008898548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8573169178156">
                <text:p>9.18573169178156</text:p>
              </table:table-cell>
              <table:table-cell office:value-type="float" office:value="-1.59854350694394">
                <text:p>-1.59854350694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95282498454452">
                <text:p>-0.595282498454452</text:p>
              </table:table-cell>
              <table:table-cell office:value-type="float" office:value="-2.44870941705341">
                <text:p>-2.44870941705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08869895682139">
                <text:p>-0.508869895682139</text:p>
              </table:table-cell>
              <table:table-cell office:value-type="float" office:value="12.6036468476371">
                <text:p>12.6036468476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19542002034055">
                <text:p>-0.819542002034055</text:p>
              </table:table-cell>
              <table:table-cell office:value-type="float" office:value="-3.76223122198826">
                <text:p>-3.76223122198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34025619212468">
                <text:p>-3.34025619212468</text:p>
              </table:table-cell>
              <table:table-cell office:value-type="float" office:value="-0.268914223646675">
                <text:p>-0.268914223646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3176427466931">
                <text:p>16.3176427466931</text:p>
              </table:table-cell>
              <table:table-cell office:value-type="float" office:value="-0.150158973903444">
                <text:p>-0.150158973903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.2472152417385">
                <text:p>-21.2472152417385</text:p>
              </table:table-cell>
              <table:table-cell office:value-type="float" office:value="-0.570964123738406">
                <text:p>-0.570964123738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3882137275528">
                <text:p>14.3882137275528</text:p>
              </table:table-cell>
              <table:table-cell office:value-type="float" office:value="-0.35934696072519">
                <text:p>-0.35934696072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1799030204001">
                <text:p>13.1799030204001</text:p>
              </table:table-cell>
              <table:table-cell office:value-type="float" office:value="-0.0991649576299665">
                <text:p>-0.0991649576299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20733605387">
                <text:p>12.20733605387</text:p>
              </table:table-cell>
              <table:table-cell office:value-type="float" office:value="-0.297778345761969">
                <text:p>-0.297778345761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3547302279741">
                <text:p>11.3547302279741</text:p>
              </table:table-cell>
              <table:table-cell office:value-type="float" office:value="-0.577446058053454">
                <text:p>-0.577446058053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.9425270835857">
                <text:p>-14.9425270835857</text:p>
              </table:table-cell>
              <table:table-cell office:value-type="float" office:value="-0.884321197891438">
                <text:p>-0.884321197891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1198955370484">
                <text:p>-17.1198955370484</text:p>
              </table:table-cell>
              <table:table-cell office:value-type="float" office:value="-0.892242869383381">
                <text:p>-0.892242869383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.8822599159301">
                <text:p>-17.8822599159301</text:p>
              </table:table-cell>
              <table:table-cell office:value-type="float" office:value="-1.21551618175198">
                <text:p>-1.21551618175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33493503345292">
                <text:p>-9.33493503345292</text:p>
              </table:table-cell>
              <table:table-cell office:value-type="float" office:value="3.76243367281853">
                <text:p>3.76243367281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1860947541549">
                <text:p>0.731860947541549</text:p>
              </table:table-cell>
              <table:table-cell office:value-type="float" office:value="3.06737676952969">
                <text:p>3.06737676952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.14875397277504">
                <text:p>-9.14875397277504</text:p>
              </table:table-cell>
              <table:table-cell office:value-type="float" office:value="2.52251258300697">
                <text:p>2.52251258300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277659164129">
                <text:p>14.0277659164129</text:p>
              </table:table-cell>
              <table:table-cell office:value-type="float" office:value="1.86813227936261">
                <text:p>1.86813227936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67307530752873">
                <text:p>-9.67307530752873</text:p>
              </table:table-cell>
              <table:table-cell office:value-type="float" office:value="0.121628335942773">
                <text:p>0.121628335942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374367404473">
                <text:p>12.2374367404473</text:p>
              </table:table-cell>
              <table:table-cell office:value-type="float" office:value="-0.338906255523057">
                <text:p>-0.338906255523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642930969249">
                <text:p>-1.83642930969249</text:p>
              </table:table-cell>
              <table:table-cell office:value-type="float" office:value="-1.69781123057658">
                <text:p>-1.69781123057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06133035029299">
                <text:p>-4.06133035029299</text:p>
              </table:table-cell>
              <table:table-cell office:value-type="float" office:value="-2.81681896064316">
                <text:p>-2.81681896064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.8841004775207">
                <text:p>-12.8841004775207</text:p>
              </table:table-cell>
              <table:table-cell office:value-type="float" office:value="-3.93643469352014">
                <text:p>-3.93643469352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.1002513099287">
                <text:p>-18.1002513099287</text:p>
              </table:table-cell>
              <table:table-cell office:value-type="float" office:value="-5.19899326432443">
                <text:p>-5.19899326432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58437417961572">
                <text:p>-5.58437417961572</text:p>
              </table:table-cell>
              <table:table-cell office:value-type="float" office:value="-4.36673146882504">
                <text:p>-4.36673146882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47144804928166">
                <text:p>-5.47144804928166</text:p>
              </table:table-cell>
              <table:table-cell office:value-type="float" office:value="-3.30733203083372">
                <text:p>-3.30733203083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.83301404188069">
                <text:p>-7.83301404188069</text:p>
              </table:table-cell>
              <table:table-cell office:value-type="float" office:value="-2.70192803424123">
                <text:p>-2.70192803424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419254304681">
                <text:p>13.3419254304681</text:p>
              </table:table-cell>
              <table:table-cell office:value-type="float" office:value="-1.29688028232277">
                <text:p>-1.29688028232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483346269166">
                <text:p>12.2483346269166</text:p>
              </table:table-cell>
              <table:table-cell office:value-type="float" office:value="-0.283159095688291">
                <text:p>-0.283159095688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48376348287907">
                <text:p>5.48376348287907</text:p>
              </table:table-cell>
              <table:table-cell office:value-type="float" office:value="0.364580144017907">
                <text:p>0.364580144017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9104828694542">
                <text:p>9.89104828694542</text:p>
              </table:table-cell>
              <table:table-cell office:value-type="float" office:value="1.06753406261902">
                <text:p>1.06753406261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